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background-color="transparent" fo:padding="0.097cm" fo:border="0.05pt solid #eeeeee">
        <style:background-image/>
      </style:table-cell-properties>
    </style:style>
    <style:style style:name="Tabla1" style:family="table">
      <style:table-properties style:width="17.595cm" fo:margin-left="0cm" fo:margin-top="0cm" fo:margin-bottom="0cm" table:align="left" fo:keep-with-next="always"/>
    </style:style>
    <style:style style:name="Tabla1.A" style:family="table-column">
      <style:table-column-properties style:column-width="7.779cm"/>
    </style:style>
    <style:style style:name="Tabla1.B" style:family="table-column">
      <style:table-column-properties style:column-width="2.037cm"/>
    </style:style>
    <style:style style:name="Tabla1.1" style:family="table-row">
      <style:table-row-properties style:min-row-height="2.355cm"/>
    </style:style>
    <style:style style:name="Tabla1.A1" style:family="table-cell">
      <style:table-cell-properties style:vertical-align="" fo:background-color="transparent" fo:padding="0.097cm" fo:border-left="0.05pt solid #eeeeee" fo:border-right="none" fo:border-top="0.05pt solid #eeeeee" fo:border-bottom="0.05pt solid #eeeeee">
        <style:background-image/>
      </style:table-cell-properties>
    </style:style>
    <style:style style:name="Tabla1.B1" style:family="table-cell">
      <style:table-cell-properties style:vertical-align="" fo:background-color="transparent" fo:padding="0.097cm" fo:border-left="none" fo:border-right="none" fo:border-top="0.05pt solid #eeeeee" fo:border-bottom="0.05pt solid #eeeeee">
        <style:background-image/>
      </style:table-cell-properties>
    </style:style>
    <style:style style:name="Tabla1.C1" style:family="table-cell">
      <style:table-cell-properties style:vertical-align="" fo:background-color="transparent" fo:padding="0.097cm" fo:border-left="none" fo:border-right="0.05pt solid #eeeeee" fo:border-top="0.05pt solid #eeeeee" fo:border-bottom="0.05pt solid #eeeeee">
        <style:background-image/>
      </style:table-cell-properties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eeeee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padding="0.097cm" fo:border-left="0.05pt solid #eeeeee" fo:border-right="none" fo:border-top="0.05pt solid #eeeeee" fo:border-bottom="0.05pt solid #eeeeee"/>
    </style:style>
    <style:style style:name="Tabla4.B1" style:family="table-cell">
      <style:table-cell-properties fo:padding="0.097cm" fo:border-left="none" fo:border-right="0.05pt solid #eeeeee" fo:border-top="0.05pt solid #eeeeee" fo:border-bottom="0.05pt solid #eeeee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eeeeee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8.7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3.395cm"/>
    </style:style>
    <style:style style:name="Table1.D" style:family="table-column">
      <style:table-column-properties style:column-width="0.533cm"/>
    </style:style>
    <style:style style:name="Table1.E" style:family="table-column">
      <style:table-column-properties style:column-width="2.663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none"/>
    </style:style>
    <style:style style:name="Table1.A3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none" fo:border-right="none" fo:border-top="none" fo:border-bottom="0.05pt solid #000000"/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Table1.D5" style:family="table-cell">
      <style:table-cell-properties fo:padding="0.097cm" fo:border-left="none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0.05pt solid #000000" fo:border-top="none" fo:border-bottom="none"/>
    </style:style>
    <style:style style:name="Table1.A8" style:family="table-cell">
      <style:table-cell-properties fo:padding="0.097cm" fo:border-left="0.05pt solid #000000" fo:border-right="none" fo:border-top="none" fo:border-bottom="none"/>
    </style:style>
    <style:style style:name="Table1.E8" style:family="table-cell">
      <style:table-cell-properties fo:padding="0.097cm" fo:border-left="none" fo:border-right="0.05pt solid #000000" fo:border-top="none" fo:border-bottom="none"/>
    </style:style>
    <style:style style:name="Table1.A9" style:family="table-cell">
      <style:table-cell-properties fo:padding="0.097cm" fo:border-left="0.05pt solid #000000" fo:border-right="0.05pt solid #000000" fo:border-top="none" fo:border-bottom="none"/>
    </style:style>
    <style:style style:name="Table1.A10" style:family="table-cell">
      <style:table-cell-properties fo:padding="0.097cm" fo:border-left="0.05pt solid #000000" fo:border-right="0.05pt solid #000000" fo:border-top="none" fo:border-bottom="none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none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none"/>
    </style:style>
    <style:style style:name="Table1.A13" style:family="table-cell">
      <style:table-cell-properties fo:padding="0.097cm" fo:border-left="0.05pt solid #000000" fo:border-right="0.05pt solid #000000" fo:border-top="none" fo:border-bottom="none"/>
    </style:style>
    <style:style style:name="Table1.A14" style:family="table-cell">
      <style:table-cell-properties fo:padding="0.097cm" fo:border-left="0.05pt solid #000000" fo:border-right="0.05pt solid #000000" fo:border-top="none" fo:border-bottom="none"/>
    </style:style>
    <style:style style:name="Table1.A15" style:family="table-cell">
      <style:table-cell-properties fo:padding="0.097cm" fo:border-left="0.05pt solid #000000" fo:border-right="0.05pt solid #000000" fo:border-top="none" fo:border-bottom="none"/>
    </style:style>
    <style:style style:name="Table1.A16" style:family="table-cell">
      <style:table-cell-properties fo:padding="0.097cm" fo:border-left="0.05pt solid #000000" fo:border-right="0.05pt solid #000000" fo:border-top="none" fo:border-bottom="none"/>
    </style:style>
    <style:style style:name="Table1.17" style:family="table-row">
      <style:table-row-properties style:min-row-height="0.619cm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 style:may-break-between-rows="false"/>
    </style:style>
    <style:style style:name="Table2.A" style:family="table-column">
      <style:table-column-properties style:column-width="8.546cm"/>
    </style:style>
    <style:style style:name="Table2.B" style:family="table-column">
      <style:table-column-properties style:column-width="9.049cm"/>
    </style:style>
    <style:style style:name="Tabla6" style:family="table">
      <style:table-properties style:width="8.518cm" fo:margin-top="0cm" fo:margin-bottom="0cm" table:align="left"/>
    </style:style>
    <style:style style:name="Tabla6.A" style:family="table-column">
      <style:table-column-properties style:column-width="5.203cm"/>
    </style:style>
    <style:style style:name="Tabla6.B" style:family="table-column">
      <style:table-column-properties style:column-width="3.314cm"/>
    </style:style>
    <style:style style:name="Tabla6.A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6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7.964cm" fo:margin-left="1.08cm" table:align="left" style:may-break-between-rows="true"/>
    </style:style>
    <style:style style:name="Table4.A" style:family="table-column">
      <style:table-column-properties style:column-width="3.625cm"/>
    </style:style>
    <style:style style:name="Table4.B" style:family="table-column">
      <style:table-column-properties style:column-width="4.339cm"/>
    </style:style>
    <style:style style:name="Table4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4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B2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7.969cm" fo:margin-top="0cm" fo:margin-bottom="0cm" table:align="right" style:may-break-between-rows="false"/>
    </style:style>
    <style:style style:name="Table5.A" style:family="table-column">
      <style:table-column-properties style:column-width="5.308cm"/>
    </style:style>
    <style:style style:name="Table5.B" style:family="table-column">
      <style:table-column-properties style:column-width="2.662cm"/>
    </style:style>
    <style:style style:name="Table5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5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8pt" style:font-size-asian="8pt" style:font-size-complex="8pt"/>
    </style:style>
    <style:style style:name="P3" style:family="paragraph" style:parent-style-name="Text_20_body">
      <style:paragraph-properties fo:line-height="100%"/>
      <style:text-properties style:font-name="Arial" fo:font-size="11pt" officeooo:paragraph-rsid="0020a990" style:font-size-asian="11pt" style:font-size-complex="11p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size="12pt" style:font-size-complex="12pt"/>
    </style:style>
    <style:style style:name="P6" style:family="paragraph" style:parent-style-name="Table_20_Contents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8pt" officeooo:paragraph-rsid="0033811b" style:font-size-asian="8pt" style:font-size-complex="8pt"/>
    </style:style>
    <style:style style:name="P7" style:family="paragraph" style:parent-style-name="Header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align="justify" style:justify-single-word="false" fo:text-indent="0cm" style:auto-text-indent="false"/>
      <style:text-properties fo:font-size="11pt" style:font-size-asian="11pt" style:font-size-complex="11pt"/>
    </style:style>
    <style:style style:name="P9" style:family="paragraph" style:parent-style-name="Header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P10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11" style:family="paragraph" style:parent-style-name="Header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Liberation Sans1" fo:font-size="11pt" officeooo:paragraph-rsid="00072e89" style:font-size-asian="11pt" style:font-size-complex="11pt"/>
    </style:style>
    <style:style style:name="P1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8pt" style:font-size-asian="8pt" style:font-size-complex="8pt"/>
    </style:style>
    <style:style style:name="P16" style:family="paragraph" style:parent-style-name="Header">
      <style:paragraph-properties fo:margin-left="1.251cm" fo:margin-right="0cm" fo:text-indent="0cm" style:auto-text-indent="false"/>
      <style:text-properties fo:font-size="11pt" style:font-size-asian="11pt" style:font-size-complex="11pt"/>
    </style:style>
    <style:style style:name="P17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18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fo:font-size="11pt" officeooo:paragraph-rsid="005db725" style:font-size-asian="11pt" style:font-size-complex="11pt"/>
    </style:style>
    <style:style style:name="P19" style:family="paragraph" style:parent-style-name="Header">
      <style:paragraph-properties fo:margin-left="1.251cm" fo:margin-right="0cm" fo:line-height="150%" fo:text-indent="0cm" style:auto-text-indent="false"/>
      <style:text-properties fo:font-size="12pt" style:font-size-asian="12pt" style:font-size-complex="12pt"/>
    </style:style>
    <style:style style:name="P20" style:family="paragraph" style:parent-style-name="Header">
      <style:paragraph-properties fo:margin-left="1.251cm" fo:margin-right="0cm" fo:line-height="150%" fo:text-indent="0cm" style:auto-text-indent="false"/>
      <style:text-properties fo:font-size="12pt" officeooo:paragraph-rsid="00072e89" style:font-size-asian="12pt" style:font-size-complex="12pt"/>
    </style:style>
    <style:style style:name="P21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4pt" style:text-underline-style="none" style:font-size-asian="14pt" style:font-size-complex="14pt"/>
    </style:style>
    <style:style style:name="P22" style:family="paragraph" style:parent-style-name="Heading_20_1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23" style:family="paragraph" style:parent-style-name="Heading_20_1">
      <style:paragraph-properties fo:line-height="100%" fo:text-align="center" style:justify-single-word="false" fo:break-before="page"/>
      <style:text-properties style:font-name="Arial" fo:font-size="22pt" style:text-underline-style="none" fo:font-weight="bold" style:font-size-asian="22pt" style:font-weight-asian="bold" style:font-size-complex="22pt" style:font-weight-complex="bold"/>
    </style:style>
    <style:style style:name="P24" style:family="paragraph" style:parent-style-name="Header">
      <style:paragraph-properties fo:text-align="center" style:justify-single-word="false" fo:break-before="page"/>
      <style:text-properties style:font-name="Arial"/>
    </style:style>
    <style:style style:name="P25" style:family="paragraph" style:parent-style-name="Standard">
      <style:paragraph-properties fo:break-before="page"/>
      <style:text-properties style:font-name="Arial" officeooo:paragraph-rsid="0054123e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able_20_Heading">
      <style:text-properties style:font-name="Arial"/>
    </style:style>
    <style:style style:name="P28" style:family="paragraph" style:parent-style-name="Table_20_Heading">
      <style:text-properties style:font-name="Arial" fo:font-size="10pt" style:font-size-asian="10pt" style:font-size-complex="10pt"/>
    </style:style>
    <style:style style:name="P29" style:family="paragraph" style:parent-style-name="Table_20_Heading">
      <style:text-properties style:font-name="Arial" fo:font-size="9pt" style:font-size-asian="9pt" style:font-size-complex="9pt"/>
    </style:style>
    <style:style style:name="P30" style:family="paragraph" style:parent-style-name="Table_20_Heading">
      <style:paragraph-properties fo:text-align="end" style:justify-single-word="false"/>
      <style:text-properties style:font-name="Arial" fo:font-size="9pt" style:font-size-asian="9pt" style:font-size-complex="9pt"/>
    </style:style>
    <style:style style:name="P31" style:family="paragraph" style:parent-style-name="Table_20_Contents">
      <style:text-properties style:font-name="Arial"/>
    </style:style>
    <style:style style:name="P32" style:family="paragraph" style:parent-style-name="Table_20_Contents">
      <style:paragraph-properties fo:text-align="end" style:justify-single-word="false"/>
      <style:text-properties style:font-name="Arial"/>
    </style:style>
    <style:style style:name="P33" style:family="paragraph" style:parent-style-name="Table_20_Contents">
      <style:text-properties style:font-name="Arial" fo:font-size="8pt" style:font-size-asian="8pt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8pt" officeooo:paragraph-rsid="000ed2e7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8pt" officeooo:paragraph-rsid="000b3cd1" style:font-size-asian="8pt" style:font-size-complex="8pt"/>
    </style:style>
    <style:style style:name="P37" style:family="paragraph" style:parent-style-name="Table_20_Contents">
      <style:text-properties style:font-name="Arial" fo:font-size="8pt" officeooo:paragraph-rsid="0031af62" style:font-size-asian="8pt" style:font-size-complex="8pt"/>
    </style:style>
    <style:style style:name="P38" style:family="paragraph" style:parent-style-name="Table_20_Contents">
      <style:text-properties style:font-name="Arial" fo:font-size="8pt" officeooo:paragraph-rsid="0033a033" style:font-size-asian="8pt" style:font-size-complex="8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8pt" officeooo:paragraph-rsid="0039a281" style:font-size-asian="8pt" style:font-size-complex="8pt"/>
    </style:style>
    <style:style style:name="P40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2" style:family="paragraph" style:parent-style-name="Header" style:master-page-name="">
      <style:paragraph-properties fo:text-align="center" style:justify-single-word="false" style:page-number="auto" fo:break-before="page"/>
      <style:text-properties style:font-name="Arial" fo:font-size="10pt" style:font-size-asian="10pt" style:font-size-complex="10pt"/>
    </style:style>
    <style:style style:name="P43" style:family="paragraph" style:parent-style-name="Header">
      <style:paragraph-properties fo:line-height="150%"/>
      <style:text-properties style:font-name="Arial" fo:font-size="8pt" officeooo:paragraph-rsid="0017f1e0" style:font-size-asian="8pt" style:font-size-complex="8pt"/>
    </style:style>
    <style:style style:name="P44" style:family="paragraph" style:parent-style-name="Header">
      <style:paragraph-properties fo:line-height="150%" fo:text-align="start" style:justify-single-word="false"/>
      <style:text-properties style:font-name="Arial" fo:font-size="8pt" officeooo:paragraph-rsid="00179ba7" style:font-size-asian="8pt" style:font-size-complex="8pt"/>
    </style:style>
    <style:style style:name="P45" style:family="paragraph" style:parent-style-name="Head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46" style:family="paragraph" style:parent-style-name="Frame_20_contents">
      <style:paragraph-properties fo:text-align="center" style:justify-single-word="false"/>
    </style:style>
    <style:style style:name="P47" style:family="paragraph" style:parent-style-name="Table_20_Contents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fo:font-size="8pt" style:font-size-asian="8pt" style:font-size-complex="8pt"/>
    </style:style>
    <style:style style:name="P48" style:family="paragraph" style:parent-style-name="Table_20_Heading">
      <style:paragraph-properties fo:margin-left="0cm" fo:margin-right="-0.953cm" fo:text-indent="0cm" style:auto-text-indent="false" text:number-lines="false" text:line-number="0">
        <style:tab-stops>
          <style:tab-stop style:position="9.313cm"/>
        </style:tab-stops>
      </style:paragraph-properties>
      <style:text-properties style:font-name="Arial" officeooo:paragraph-rsid="002bb2bd"/>
    </style:style>
    <style:style style:name="P49" style:family="paragraph" style:parent-style-name="Table_20_Heading">
      <style:paragraph-properties fo:margin-left="0.212cm" fo:margin-right="0cm" fo:text-align="center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0" style:family="paragraph" style:parent-style-name="Heading">
      <style:paragraph-properties fo:line-height="100%" fo:text-align="center" style:justify-single-word="false"/>
      <style:text-properties style:font-name="Arial" fo:font-size="14pt" officeooo:paragraph-rsid="00574704" style:font-size-asian="14pt" style:font-size-complex="14pt"/>
    </style:style>
    <style:style style:name="P51" style:family="paragraph" style:parent-style-name="Heading">
      <style:paragraph-properties fo:line-height="100%" fo:text-align="center" style:justify-single-word="false"/>
      <style:text-properties style:font-name="Arial" fo:font-size="14pt" officeooo:paragraph-rsid="005a0f17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font-size="9pt" style:text-underline-style="none" style:font-size-asian="9pt" style:font-size-complex="9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style:text-underline-style="none" style:font-size-asian="11pt" style:font-size-complex="11pt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0pt" style:font-size-asian="10pt" style:font-size-complex="10pt"/>
    </style:style>
    <style:style style:name="T7" style:family="text">
      <style:text-properties style:font-name="Arial" fo:font-size="10pt" officeooo:rsid="00115d5b" style:font-size-asian="10pt" style:font-size-complex="10pt"/>
    </style:style>
    <style:style style:name="T8" style:family="text">
      <style:text-properties style:font-name="Arial" fo:font-size="10pt" officeooo:rsid="005db725" style:font-size-asian="10pt" style:font-size-complex="10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4edc07"/>
    </style:style>
    <style:style style:name="T14" style:family="text"/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 loext:rel-width-rel="paragraph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3">­</text:span><text:placeholder text:placeholder-type="text">&lt;for each="invoice in records"&gt;</text:placeholder></text:p>
      <text:p text:style-name="P14"><text:placeholder text:placeholder-type="text">&lt;set_lang(invoice.party.lang and invoice.party.lang.code or 'es')&gt;</text:placeholder><text:placeholder text:placeholder-type="text">&lt;invoice.set_lang(invoice.party.lang and invoice.party.lang.code or 'es')&gt;</text:placeholder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1">ORIGINAL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A"/>
        <table:table-row table:style-name="Tabla1.1">
          <table:table-cell table:style-name="Tabla1.A1" office:value-type="string">
            <text:p text:style-name="P26"><text:span text:style-name="Line_20_numbering"><text:placeholder text:placeholder-type="text">&lt;if test="company.logo"&gt;</text:placeholder></text:span></text:p>
            <text:p text:style-name="P50"><draw:frame draw:style-name="fr1" draw:name="image: (str(company.logo), 'image/jpeg')" text:anchor-type="paragraph" svg:x="1.64cm" svg:y="-0.079cm" style:rel-width="60%" svg:height="1.709cm" draw:z-index="1"><draw:text-box fo:min-height="16%" fo:min-width="4.551cm"><text:p text:style-name="P46"/></draw:text-box></draw:frame></text:p>
            <text:p text:style-name="Text_20_body"><text:span text:style-name="Line_20_numbering"><text:placeholder text:placeholder-type="text">&lt;/if&gt;</text:placeholder></text:span></text:p>
            <text:p text:style-name="P51"><text:placeholder text:placeholder-type="text">&lt;company.party.full_name.upper()&gt;</text:placeholder></text:p>
            <text:p text:style-name="P42"><text:placeholder text:placeholder-type="text">&lt;if test="company.party.addresses"&gt;</text:placeholder></text:p>
            <text:p text:style-name="P45"><text:placeholder text:placeholder-type="text">&lt;for each="line in company.party.addresses[0].full_address.split('-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  <text:p text:style-name="P10"><text:placeholder text:placeholder-type="text">&lt;/if&gt;</text:placeholder></text:p>
            <text:p text:style-name="P11">IVA <text:placeholder text:placeholder-type="text">&lt;condicion_iva&gt;</text:placeholder></text:p>
          </table:table-cell>
          <table:table-cell table:style-name="Tabla1.B1" office:value-type="string">
            <text:p text:style-name="P23"><text:placeholder text:placeholder-type="text">&lt;tipo_comprobante&gt;</text:placeholder></text:p>
            <text:p text:style-name="P24"><text:span text:style-name="T2">COD</text:span><text:span text:style-name="T1">. </text:span><text:span text:style-name="T2"><text:placeholder text:placeholder-type="text">&lt;codigo_comprobante&gt;</text:placeholder></text:span></text:p>
          </table:table-cell>
          <table:table-cell table:style-name="Tabla1.C1" office:value-type="string">
            <text:p text:style-name="P21"><text:placeholder text:placeholder-type="text">&lt;nombre_comprobante.upper()&gt;</text:placeholder></text:p>
            <text:p text:style-name="P22"><text:span text:style-name="T1">N°: </text:span><text:span text:style-name="T12"><text:placeholder text:placeholder-type="text">&lt;invoice.number and ' ' + invoice.number or ''&gt;</text:placeholder></text:span></text:p>
            <text:p text:style-name="P19"><text:span text:style-name="Line_20_numbering"><text:span text:style-name="T6"><text:placeholder text:placeholder-type="text">&lt;if test="invoice.invoice_date"&gt;</text:placeholder></text:span></text:span></text:p>
            <text:p text:style-name="P20"><text:span text:style-name="Line_20_numbering"><text:span text:style-name="T7">Fecha</text:span></text:span><text:span text:style-name="Line_20_numbering"><text:span text:style-name="T6">:</text:span></text:span><text:span text:style-name="Line_20_numbering"><text:span text:style-name="T6"><text:placeholder text:placeholder-type="text">&lt;format_date(invoice.invoice_date, invoice.party.lang)&gt;</text:placeholder></text:span></text:span></text:p>
            <text:p text:style-name="P19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invoice.company.party.vat_number"&gt;</text:placeholder></text:span></text:span></text:p>
            <text:p text:style-name="P16"><text:span text:style-name="Line_20_numbering"><text:span text:style-name="T7">CUIT</text:span></text:span><text:span text:style-name="Line_20_numbering"><text:span text:style-name="T6">: </text:span></text:span><text:span text:style-name="Line_20_numbering"><text:span text:style-name="T6"><text:placeholder text:placeholder-type="text">&lt;vat_number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iibb_type"&gt;</text:placeholder></text:span></text:span></text:p>
            <text:p text:style-name="P16"><text:span text:style-name="Line_20_numbering"><text:span text:style-name="T6">IIBB:</text:span></text:span><text:span text:style-name="Line_20_numbering"><text:span text:style-name="T6"><text:placeholder text:placeholder-type="text">&lt;iibb_type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  <text:p text:style-name="P16"><text:span text:style-name="Line_20_numbering"><text:span text:style-name="T6"><text:placeholder text:placeholder-type="text">&lt;if test="company.party.start_activity_date"&gt;</text:placeholder></text:span></text:span></text:p>
            <text:p text:style-name="P16"><text:span text:style-name="Line_20_numbering"><text:span text:style-name="T6">Inicio de Actividad: </text:span></text:span><text:span text:style-name="Line_20_numbering"><text:span text:style-name="T6"><text:placeholder text:placeholder-type="text">&lt;format_date(company.party.start_activity_date, invoice.party.lang)&gt;</text:placeholder></text:span></text:span></text:p>
            <text:p text:style-name="P16"><text:span text:style-name="Line_20_numbering"><text:span text:style-name="T6"><text:placeholder text:placeholder-type="text">&lt;/if&gt;</text:placeholder></text:span></text:span></text:p>
          </table:table-cell>
        </table:table-row>
      </table:table>
      <table:table table:name="Tabla2" table:style-name="Tabla2">
        <table:table-column table:style-name="Tabla2.A"/>
        <table:table-row>
          <table:table-cell table:style-name="Tabla2.A1" office:value-type="string">
            <text:p text:style-name="P43">Sr.(s) <text:placeholder text:placeholder-type="text">&lt;invoice.party.full_name&gt;</text:placeholder> <text:s/></text:p>
            <text:p text:style-name="P44">Domicilio: <text:placeholder text:placeholder-type="text">&lt;invoice.invoice_address.full_address&gt;</text:placeholder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5">IVA <text:placeholder text:placeholder-type="text">&lt;condicion_iva_cliente&gt;</text:placeholder></text:p>
          </table:table-cell>
          <table:table-cell table:style-name="Tabla4.B1" office:value-type="string">
            <text:p text:style-name="P17"><text:span text:style-name="Line_20_numbering"><text:span text:style-name="T6"><text:placeholder text:placeholder-type="text">&lt;if test="invoice.party.vat_number"&gt;</text:placeholder></text:span></text:span><text:span text:style-name="Line_20_numbering"><text:span text:style-name="T7">CUIT</text:span></text:span><text:span text:style-name="Line_20_numbering"><text:span text:style-name="T6">:</text:span></text:span><text:span text:style-name="Line_20_numbering"><text:span text:style-name="T9"><text:placeholder text:placeholder-type="text">&lt;vat_number_cliente&gt;</text:placeholder></text:span></text:span><text:span text:style-name="Line_20_numbering"><text:span text:style-name="T6"><text:placeholder text:placeholder-type="text">&lt;/if&gt;</text:placeholder></text:span></text:span><text:span text:style-name="Line_20_numbering"><text:span text:style-name="T6"><text:placeholder text:placeholder-type="text">&lt;if test="invoice.party.vat_number is None"&gt;</text:placeholder></text:span></text:span><text:span text:style-name="Line_20_numbering"><text:span text:style-name="T8">DNI</text:span></text:span><text:span text:style-name="Line_20_numbering"><text:span text:style-name="T6">: </text:span></text:span><text:span text:style-name="Line_20_numbering"><text:span text:style-name="T9"><text:placeholder text:placeholder-type="text">&lt;dni_number_cliente&gt;</text:placeholder></text:span></text:span><text:span text:style-name="Line_20_numbering"><text:span text:style-name="T6"><text:placeholder text:placeholder-type="text">&lt;/if&gt;</text:placeholder></text:span></text:span></text:p>
            <text:p text:style-name="P18"><text:span text:style-name="Line_20_numbering"><text:span text:style-name="T6"/></text:span></text:p>
            <text:p text:style-name="P17"><text:span text:style-name="Line_20_numbering"><text:span text:style-name="T5"/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7"><text:span text:style-name="Line_20_numbering"><text:span text:style-name="T9"><text:placeholder text:placeholder-type="text">&lt;if test="invoice.pyafipws_billing_start_date"&gt;</text:placeholder></text:span></text:span></text:p>
            <text:p text:style-name="P5"><text:span text:style-name="Line_20_numbering"><text:span text:style-name="T9">Periodo Facturado: </text:span></text:span><text:span text:style-name="Line_20_numbering"><text:span text:style-name="T9"><text:placeholder text:placeholder-type="text">&lt;format_date(invoice.pyafipws_billing_start_date, invoice.party.lang)&gt;</text:placeholder></text:span></text:span><text:span text:style-name="Line_20_numbering"><text:span text:style-name="T9"> </text:span></text:span><text:span text:style-name="Line_20_numbering"><text:span text:style-name="T9"><text:placeholder text:placeholder-type="text">&lt;format_date(invoice.pyafipws_billing_end_date, invoice.party.lang)&gt;</text:placeholder></text:span></text:span></text:p>
            <text:p text:style-name="P7"><text:span text:style-name="Line_20_numbering"><text:span text:style-name="T9"><text:placeholder text:placeholder-type="text">&lt;/if&gt;</text:placeholder></text:span></text:span></text:p>
            <text:p text:style-name="P7"><text:span text:style-name="Line_20_numbering"><text:span text:style-name="T9"><text:placeholder text:placeholder-type="text">&lt;if test="invoice.lines_to_pay"&gt;</text:placeholder></text:span></text:span></text:p>
            <text:p text:style-name="P5"><text:span text:style-name="T9">Fecha de Vencimiento Pago: </text:span><text:span text:style-name="Line_20_numbering"><text:span text:style-name="T9"><text:placeholder text:placeholder-type="text">&lt;format_date(invoice.lines_to_pay[0].maturity_date, invoice.party.lang)&gt;</text:placeholder></text:span></text:span></text:p>
            <text:p text:style-name="P8"><text:span text:style-name="Line_20_numbering"><text:span text:style-name="T9"><text:placeholder text:placeholder-type="text">&lt;/if&gt;</text:placeholder></text:span></text:span></text:p>
            <text:p text:style-name="P6"><text:span text:style-name="Line_20_numbering"/></text:p>
            <text:p text:style-name="P8"><text:span text:style-name="Line_20_numbering"><text:span text:style-name="T3"/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29">Description</text:p>
            </table:table-cell>
            <table:table-cell table:style-name="Table1.A1" office:value-type="string">
              <text:p text:style-name="P29">Quantity</text:p>
            </table:table-cell>
            <table:table-cell table:style-name="Table1.A1" office:value-type="string">
              <text:p text:style-name="P29">Unit Price</text:p>
            </table:table-cell>
            <table:table-cell table:style-name="Table1.D1" table:number-columns-spanned="2" office:value-type="string">
              <text:p text:style-name="P29">Amount</text:p>
            </table:table-cell>
            <table:covered-table-cell/>
          </table:table-row>
        </table:table-header-rows>
        <table:table-row>
          <table:table-cell table:style-name="Table1.A2" table:number-columns-spanned="5" office:value-type="string">
            <text:p text:style-name="P33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33"><text:placeholder text:placeholder-type="text">&lt;for each="line in line.description.split('\n')"&gt;</text:placeholder></text:p>
            <text:p text:style-name="P38"><text:placeholder text:placeholder-type="text">&lt;line&gt;</text:placeholder></text:p>
            <text:p text:style-name="P33"><text:placeholder text:placeholder-type="text">&lt;/for&gt;</text:placeholder></text:p>
          </table:table-cell>
          <table:table-cell table:style-name="Table1.B5" office:value-type="string">
            <text:p text:style-name="P36"><text:placeholder text:placeholder-type="text">&lt;(format_number(abs(line.quantity), invoic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36"><text:placeholder text:placeholder-type="text">&lt;format_number(get_line_amount(line.unit_price, line.invoice_taxes), invoice.party.lang,  digits=line.__class__.unit_price.digits[1], monetary=invoice.currency)&gt;</text:placeholder></text:p>
          </table:table-cell>
          <table:table-cell table:style-name="Table1.D5" table:number-columns-spanned="2" office:value-type="string">
            <text:p text:style-name="P34"><text:placeholder text:placeholder-type="text">&lt;format_currency(get_line_amount(line.amount, line.invoice_taxes), invoice.party.lang, currency=invoice.currency)&gt;</text:placeholder></text:p>
          </table:table-cell>
          <table:covered-table-cell/>
        </table:table-row>
        <text:soft-page-break/>
        <table:table-row>
          <table:table-cell table:style-name="Table1.A16" table:number-columns-spanned="5" office:value-type="string">
            <text:p text:style-name="P3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P33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36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6" table:number-columns-spanned="5" office:value-type="string">
            <text:p text:style-name="P3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P33"><text:placeholder text:placeholder-type="text">&lt;for each="line in line.description.split('\n')"&gt;</text:placeholder></text:p>
            <text:p text:style-name="P40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for each="line in line.description.split('\n')"&gt;</text:placeholder></text:p>
            <text:p text:style-name="P33"><text:placeholder text:placeholder-type="text">&lt;line&gt;</text:placeholder></text:p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6" table:number-columns-spanned="5" office:value-type="string">
            <text:p text:style-name="P33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3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header-rows>
                <table:table-row>
                  <table:table-cell table:style-name="Tabla6.A1" table:number-columns-spanned="2" office:value-type="string">
                    <text:p text:style-name="P27"><text:span text:style-name="Line_20_numbering"><text:span text:style-name="T11"/></text:span></text:p>
                  </table:table-cell>
                  <table:covered-table-cell/>
                </table:table-row>
              </table:table-header-rows>
              <table:table-row>
                <table:table-cell table:style-name="Tabla6.A2" office:value-type="string">
                  <text:p text:style-name="P29">Tax</text:p>
                </table:table-cell>
                <table:table-cell table:style-name="Tabla6.B2" office:value-type="string">
                  <text:p text:style-name="P49">Amount</text:p>
                </table:table-cell>
              </table:table-row>
              <table:table-row>
                <table:table-cell table:style-name="Tabla6.B2" table:number-columns-spanned="2" office:value-type="string">
                  <text:p text:style-name="P37"><text:placeholder text:placeholder-type="text">&lt;for each="tax in get_taxes(invoice.taxes)"&gt;</text:placeholder></text:p>
                </table:table-cell>
                <table:covered-table-cell/>
              </table:table-row>
              <table:table-row>
                <table:table-cell table:style-name="Tabla6.A2" office:value-type="string">
                  <text:p text:style-name="P39"><text:placeholder text:placeholder-type="text">&lt;tax.description or ''&gt;</text:placeholder></text:p>
                </table:table-cell>
                <table:table-cell table:style-name="Tabla6.B2" office:value-type="string">
                  <text:p text:style-name="P34"><text:placeholder text:placeholder-type="text">&lt;format_currency(abs(tax.amount), invoice.party.lang, currency=invoice.currency)&gt;</text:placeholder></text:p>
                </table:table-cell>
              </table:table-row>
              <table:table-row>
                <table:table-cell table:style-name="Tabla6.B2" table:number-columns-spanned="2" office:value-type="string">
                  <text:p text:style-name="P47"><text:placeholder text:placeholder-type="text">&lt;/for&gt;</text:placeholder></text:p>
                </table:table-cell>
                <table:covered-table-cell/>
              </table:table-row>
              <table:table-row>
                <table:table-cell table:style-name="Tabla6.B2" table:number-columns-spanned="2" office:value-type="string">
                  <text:p text:style-name="P48"><text:span text:style-name="Line_20_numbering"><text:span text:style-name="T11"/></text:span></text:p>
                </table:table-cell>
                <table:covered-table-cell/>
              </table:table-row>
            </table:table>
            <text:p text:style-name="P32"><text:span text:style-name="Line_20_numbering"><text:span text:style-name="T10"/></text:span></text:p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0">Subtotal:</text:p>
                </table:table-cell>
                <table:table-cell table:style-name="Table4.B1" office:value-type="string">
                  <text:p text:style-name="P34"><text:placeholder text:placeholder-type="text">&lt;format_currency(get_subtotal(invoice), invoice.party.lang, currency=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0">Taxes:</text:p>
                </table:table-cell>
                <table:table-cell table:style-name="Table4.B2" office:value-type="string">
                  <text:p text:style-name="P34"><text:placeholder text:placeholder-type="text">&lt;format_currency(get_impuestos(invoice), invoice.party.lang, currency=invoice.currency)&gt;</text:placeholder></text:p>
                </table:table-cell>
              </table:table-row>
              <table:table-row>
                <table:table-cell table:style-name="Table4.A3" office:value-type="string">
                  <text:p text:style-name="P30">Total:</text:p>
                </table:table-cell>
                <table:table-cell table:style-name="Table4.B3" office:value-type="string">
                  <text:p text:style-name="P34"><text:placeholder text:placeholder-type="text">&lt;format_currency(abs(invoice.total_amount), invoice.party.lang, currency=invoice.currency)&gt;</text:placeholder></text:p>
                </table:table-cell>
              </table:table-row>
            </table:table>
            <text:p text:style-name="P31"/>
          </table:table-cell>
        </table:table-row>
      </table:table>
      <text:p text:style-name="P1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table:number-columns-spanned="2" office:value-type="string">
              <text:p text:style-name="P29">Payment Term</text:p>
              <text:p text:style-name="P2"><text:placeholder text:placeholder-type="text">&lt;if test="invoice.payment_term and invoice.payment_term.description"&gt;</text:placeholder></text:p>
              <text:p text:style-name="P2"><text:placeholder text:placeholder-type="text">&lt;for each="description in (invoice.payment_term.description or '').split('\n')"&gt;</text:placeholder></text:p>
              <text:p text:style-name="P2"><text:placeholder text:placeholder-type="text">&lt;description&gt;</text:placeholder></text:p>
              <text:p text:style-name="P2"><text:placeholder text:placeholder-type="text">&lt;/for&gt;</text:placeholder></text:p>
              <text:p text:style-name="P2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28">Date</text:p>
            </table:table-cell>
            <table:table-cell table:style-name="Table5.B2" office:value-type="string">
              <text:p text:style-name="P28">Amount</text:p>
            </table:table-cell>
          </table:table-row>
        </table:table-header-rows>
        <table:table-row>
          <table:table-cell table:style-name="Table5.B2" table:number-columns-spanned="2" office:value-type="string">
            <text:p text:style-name="P33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2" office:value-type="string">
            <text:p text:style-name="P33"><text:placeholder text:placeholder-type="text">&lt;format_date(line.maturity_date, invoice.party.lang)&gt;</text:placeholder></text:p>
          </table:table-cell>
          <table:table-cell table:style-name="Table5.B2" office:value-type="string">
            <text:p text:style-name="P35"><text:placeholder text:placeholder-type="text">&lt;abs(line.amount_second_currency) and format_currency(abs(line.amount_second_currency)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B2" table:number-columns-spanned="2" office:value-type="string">
            <text:p text:style-name="P33"><text:placeholder text:placeholder-type="text">&lt;/for&gt;</text:placeholder></text:p>
          </table:table-cell>
          <table:covered-table-cell/>
        </table:table-row>
      </table:table>
      <text:p text:style-name="P1"><text:placeholder text:placeholder-type="text">&lt;/if&gt;</text:placeholder></text:p>
      <text:p text:style-name="P1"><text:placeholder text:placeholder-type="text">&lt;for each="comment in (invoice.comment or '').split('\n')"&gt;</text:placeholder></text:p>
      <text:p text:style-name="P2"><text:soft-page-break/><text:placeholder text:placeholder-type="text">&lt;comment&gt;</text:placeholder></text:p>
      <text:p text:style-name="P1"><text:placeholder text:placeholder-type="text">&lt;/for&gt;</text:placeholder></text:p>
      <text:p text:style-name="P9"><text:span text:style-name="Line_20_numbering"><text:placeholder text:placeholder-type="text">&lt;if test="invoice.pyafipws_cae"&gt;</text:placeholder></text:span></text:p>
      <text:p text:style-name="P4"><draw:frame draw:style-name="fr2" draw:name="image: (str(barcode_img), 'image/jpeg')" text:anchor-type="paragraph" svg:x="-0.049cm" svg:y="0.319cm" style:rel-width="57%" svg:height="1.529cm" draw:z-index="0"><draw:text-box fo:min-height="6%" fo:min-width="10.026cm"><text:p text:style-name="Frame_20_contents"/></draw:text-box></draw:frame><text:span text:style-name="Line_20_numbering"><text:span text:style-name="T4"/></text:span></text:p>
      <text:p text:style-name="P4"><text:span text:style-name="Line_20_numbering"><text:span text:style-name="T4">CAE N° <text:s text:c="2"/></text:span></text:span><text:span text:style-name="Line_20_numbering"><text:span text:style-name="T4"><text:placeholder text:placeholder-type="text">&lt;invoice.pyafipws_cae&gt;</text:placeholder></text:span></text:span></text:p>
      <text:p text:style-name="P3"><text:span text:style-name="Line_20_numbering"><text:span text:style-name="T1">Fecha Vto. CAE: </text:span></text:span><text:span text:style-name="Line_20_numbering"><text:span text:style-name="T1"><text:placeholder text:placeholder-type="text">&lt;format_date(invoice.pyafipws_cae_due_date, invoice.party.lang)&gt;</text:placeholder></text:span></text:span></text:p>
      <text:p text:style-name="P12"><text:span text:style-name="Line_20_numbering"><text:span text:style-name="T4"><text:s/></text:span></text:span><text:span text:style-name="Line_20_numbering"><text:span text:style-name="T4"><text:placeholder text:placeholder-type="text">&lt;invoice.pyafipws_barcode&gt;</text:placeholder></text:span></text:span></text:p>
      <text:p text:style-name="P9"><text:span text:style-name="Line_20_numbering"><text:span text:style-name="T4"><text:placeholder text:placeholder-type="text">&lt;/if&gt;</text:placeholder></text:span></text:span></text:p>
      <text:p text:style-name="P1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7-07-25T17:09:01.480114449</meta:creation-date>
    <meta:editing-cycles>1</meta:editing-cycles>
    <meta:editing-duration>P0D</meta:editing-duration>
    <meta:document-statistic meta:table-count="10" meta:image-count="0" meta:object-count="0" meta:page-count="4" meta:paragraph-count="105" meta:word-count="260" meta:character-count="3649" meta:non-whitespace-character-count="3489"/>
    <meta:user-defined meta:name="Info 1"/>
    <meta:user-defined meta:name="Info 2"/>
    <meta:user-defined meta:name="Info 3"/>
    <meta:user-defined meta:name="Info 4"/>
  </office:meta>
</office:document-meta>
</file>